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RW Gothic" fo:font-size="18pt" fo:font-weight="bold" officeooo:rsid="0011b580" officeooo:paragraph-rsid="0011b58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URW Gothic" officeooo:rsid="0011b580" officeooo:paragraph-rsid="0011b580"/>
    </style:style>
    <style:style style:name="P3" style:family="paragraph" style:parent-style-name="Standard">
      <style:paragraph-properties fo:text-align="justify" style:justify-single-word="false"/>
      <style:text-properties style:font-name="URW Gothic" officeooo:rsid="004b03bf" officeooo:paragraph-rsid="004b03bf"/>
    </style:style>
    <style:style style:name="P4" style:family="paragraph" style:parent-style-name="Standard">
      <style:paragraph-properties fo:text-align="justify" style:justify-single-word="false"/>
      <style:text-properties style:font-name="URW Gothic" officeooo:rsid="004c11c0" officeooo:paragraph-rsid="004c11c0"/>
    </style:style>
    <style:style style:name="P5" style:family="paragraph" style:parent-style-name="Standard">
      <style:paragraph-properties fo:text-align="justify" style:justify-single-word="false"/>
      <style:text-properties style:font-name="URW Gothic" fo:font-weight="bold" officeooo:rsid="004c16e9" officeooo:paragraph-rsid="004c16e9" style:font-weight-asian="bold" style:font-weight-complex="bold"/>
    </style:style>
    <style:style style:name="P6" style:family="paragraph" style:parent-style-name="Standard">
      <style:text-properties style:font-name="URW Gothic" officeooo:rsid="004d6789" officeooo:paragraph-rsid="004d6789"/>
    </style:style>
    <style:style style:name="T1" style:family="text">
      <style:text-properties officeooo:rsid="00133520"/>
    </style:style>
    <style:style style:name="T2" style:family="text">
      <style:text-properties officeooo:rsid="00301cb1"/>
    </style:style>
    <style:style style:name="T3" style:family="text">
      <style:text-properties officeooo:rsid="003d3f40"/>
    </style:style>
    <style:style style:name="T4" style:family="text">
      <style:text-properties officeooo:rsid="004b03bf"/>
    </style:style>
    <style:style style:name="T5" style:family="text">
      <style:text-properties officeooo:rsid="004c8415"/>
    </style:style>
    <style:style style:name="T6" style:family="text">
      <style:text-properties officeooo:rsid="004e52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requis<text:span text:style-name="T2">i</text:span>tos <text:span text:style-name="T4">não </text:span><text:span text:style-name="T3">funcionais</text:span></text:p>
      <text:p text:style-name="P2">Data: <text:span text:style-name="T5">04</text:span><text:span text:style-name="T1">/</text:span><text:span text:style-name="T5">11</text:span><text:span text:style-name="T1">/2021</text:span></text:p>
      <text:p text:style-name="P6">Versão: 0.<text:span text:style-name="T6">1</text:span></text:p>
      <text:p text:style-name="P6"/>
      <text:p text:style-name="P6"/>
      <text:p text:style-name="P6"/>
      <text:p text:style-name="P5">Requisitos de software</text:p>
      <text:p text:style-name="P3">Banco de dados: Mysql</text:p>
      <text:p text:style-name="P3">Linguagem: Java</text:p>
      <text:p text:style-name="P3"/>
      <text:p text:style-name="P3"/>
      <text:p text:style-name="P5">Plataforma</text:p>
      <text:p text:style-name="P4">Plataforma: Nativa desktop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8" meta:word-count="22" meta:character-count="159" meta:non-whitespace-character-count="145"/>
  </office:meta>
</office:document-meta>
</file>